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SOLATION HE GIVES TO HIS DISCIPLES (14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NSOLATION HE GIVES TO HIS DISCIPLES (14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"I am going to prepare a place for you" (14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"When everything is ready, I will come and get you, so that you will always be with me where I am" (14:3-4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JOHN 14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CONSOLATION HE GIVES TO HIS DISCIPLES (14:1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CONVERSATION HE HAS WITH HIS DISCIPLES (14:5-31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CONVERSATION HE HAS WITH HIS DISCIPLES (14:5-31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omas and Jesus (14:5-7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omas and Jesus (14:5-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omas's question: "We haven't any idea where you are going, so how can we know the way?" (14:5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sus' answer (14:6-7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Jesus' answer (14:6-7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"I am the way, the truth and the life" (14:6a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"No one can come to the Father except through me" (14:6b-7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omas and Jesus (14:5-7)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omas's question: "We haven't any idea where you are going, so how can we know the way?" (14: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Jesus' answer (14:6-7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CONVERSATION HE HAS WITH HIS DISCIPLES (14:5-31):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omas and Jesus (14:5-7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Philip and Jesus (14:8-21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Philip and Jesus (14:8-21)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Philip's question (14:8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Jesus' answer (14:9-21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Jesus' answer (14:9-21)<text:s text:c="1"/></text:span><text:span text:style-name="a557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He says anyone who has seen him has seen the Father (14:9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He says that he is in the Father and that the Father is in him (14:10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e says they will do greater things than he has done because he is going to the Father (14:11-14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says he will ask the Father to send them the Holy Spirit (14:15-21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Philip and Jesus (14:8-21)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Philip's question (14:8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Jesus' answer (14:9-21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2" draw:style-name="a591" draw:master-page-name="Master1-Layout12-tx-Title-and-Text" presentation:presentation-page-layout-name="Master1-PPL12" draw:id="Slide-267">
        <draw:frame draw:id="id105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THE CONVERSATION HE HAS WITH HIS DISCIPLES (14:5-31):<text:s text:c="1"/></text:span><text:span text:style-name="a593" text:class-names=""/></text:p>
          </draw:text-box>
          <svg:title/>
          <svg:desc/>
        </draw:frame>
        <draw:frame draw:id="id106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omas and Jesus (14:5-7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Philip and Jesus (14:8-21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Judas (not Judas Iscariot) and Jesus (14:22-31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3" draw:style-name="a609" draw:master-page-name="Master1-Layout12-tx-Title-and-Text" presentation:presentation-page-layout-name="Master1-PPL12" draw:id="Slide-268">
        <draw:frame draw:id="id107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Judas (not Judas Iscariot) and Jesus (14:22-31)<text:s text:c="1"/></text:span><text:span text:style-name="a611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Judas's question (14:2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Jesus' answer (14:23-31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Jesus' answer (14:23-31)<text:s text:c="1"/></text:span><text:span text:style-name="a626" text:class-names=""/></text:p>
          </draw:text-box>
          <svg:title/>
          <svg:desc/>
        </draw:frame>
        <draw:frame draw:id="id110" presentation:style-name="a641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He says that he only reveals himself to those who love and obey him (14:23-24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e promises that the Holy Spirit will explain all this to them (14:25-26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e reminds them again of his departure and return (14:27-31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5" draw:style-name="a642" draw:master-page-name="Master1-Layout12-tx-Title-and-Text" presentation:presentation-page-layout-name="Master1-PPL12" draw:id="Slide-270">
        <draw:frame draw:id="id111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Judas (not Judas Iscariot) and Jesus (14:22-31)<text:s text:c="1"/></text:span><text:span text:style-name="a644" text:class-names=""/></text:p>
          </draw:text-box>
          <svg:title/>
          <svg:desc/>
        </draw:frame>
        <draw:frame draw:id="id112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Judas's question (14:22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Jesus' answer (14:23-31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6" draw:style-name="a657" draw:master-page-name="Master1-Layout12-tx-Title-and-Text" presentation:presentation-page-layout-name="Master1-PPL12" draw:id="Slide-271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THE CONVERSATION HE HAS WITH HIS DISCIPLES (14:5-31):<text:s text:c="1"/></text:span><text:span text:style-name="a659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omas and Jesus (14:5-7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Philip and Jesus (14:8-21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Judas (not Judas Iscariot) and Jesus (14:22-31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7" draw:style-name="a675" draw:master-page-name="Master1-Layout12-tx-Title-and-Text" presentation:presentation-page-layout-name="Master1-PPL12" draw:id="Slide-272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JOHN 14</text:span><text:span text:style-name="a677" text:class-names=""/></text:p>
          </draw:text-box>
          <svg:title/>
          <svg:desc/>
        </draw:frame>
        <draw:frame draw:id="id116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THE CONSOLATION HE GIVES TO HIS DISCIPLES (14:1-4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CONVERSATION HE HAS WITH HIS DISCIPLES (14:5-31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4</dc:title>
    <meta:initial-creator>David STRICKLAND</meta:initial-creator>
    <dc:creator>David STRICKLAND</dc:creator>
    <meta:creation-date>2020-02-23T23:14:45Z</meta:creation-date>
    <dc:date>2020-02-23T23:14:46Z</dc:date>
    <meta:template xlink:href="BibleStudy" xlink:type="simple"/>
    <meta:editing-cycles>1</meta:editing-cycles>
    <meta:editing-duration>PT0S</meta:editing-duration>
    <meta:document-statistic meta:paragraph-count="54" meta:word-count="564"/>
  </office:meta>
</office:document-meta>
</file>